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color="#C9211E"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color="#C9211E"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font-size="18pt" style:font-size-asian="18pt" style:font-size-complex="18pt" fo:background-color="#FFFFFF"/>
    </style:style>
    <style:style style:name="T43" style:parent-style-name="Выделение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4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45" style:parent-style-name="SourceText" style:family="text">
      <style:text-properties style:font-name="Helvetica" style:font-name-asian="Times New Roman" style:font-name-complex="Helvetica" fo:color="#313131" fo:background-color="#F0F8FF" style:language-asian="ru" style:country-asian="RU"/>
    </style:style>
    <style:style style:name="T46" style:parent-style-name="StrongEmphasis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47" style:parent-style-name="PreformattedText" style:family="paragraph">
      <style:paragraph-properties fo:widows="2" fo:orphans="2" style:line-height-at-least="0.1666in"/>
    </style:style>
    <style:style style:name="T48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49" style:parent-style-name="Основнойшрифтабзаца" style:family="text">
      <style:text-properties style:font-name="Open Sans" fo:color="#333333" fo:font-size="9.5pt" style:font-size-asian="9.5pt" fo:language="en" fo:country="US"/>
    </style:style>
    <style:style style:name="T50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1" style:parent-style-name="Основнойшрифтабзаца" style:family="text">
      <style:text-properties style:font-name="Open Sans" fo:color="#007020" fo:font-size="9.5pt" style:font-size-asian="9.5pt" fo:language="en" fo:country="US"/>
    </style:style>
    <style:style style:name="T52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3" style:parent-style-name="Основнойшрифтабзаца" style:family="text">
      <style:text-properties style:font-name="Open Sans" fo:color="#313131" fo:font-size="9.5pt" style:font-size-asian="9.5pt" fo:background-color="#FFF0F0" fo:language="en" fo:country="US"/>
    </style:style>
    <style:style style:name="T54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5" style:parent-style-name="Основнойшрифтабзаца" style:family="text">
      <style:text-properties style:font-name="Open Sans" fo:color="#313131" fo:font-size="9.5pt" style:font-size-asian="9.5pt" fo:background-color="#FFF0F0" fo:language="en" fo:country="US"/>
    </style:style>
    <style:style style:name="T56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T57" style:parent-style-name="Основнойшрифтабзаца" style:family="text">
      <style:text-properties style:font-name="Open Sans" fo:color="#333333" fo:font-size="9.5pt" style:font-size-asian="9.5pt" fo:language="en" fo:country="US"/>
    </style:style>
    <style:style style:name="T58" style:parent-style-name="Основнойшрифтабзаца" style:family="text">
      <style:text-properties style:font-name="Open Sans" fo:color="#313131" fo:font-size="9.5pt" style:font-size-asian="9.5pt" fo:background-color="#FFF0F0" fo:language="en" fo:country="US"/>
    </style:style>
    <style:style style:name="T59" style:parent-style-name="Основнойшрифтабзаца" style:family="text">
      <style:text-properties style:font-name="Open Sans" fo:color="#313131" fo:font-size="9.5pt" style:font-size-asian="9.5pt" fo:language="en" fo:country="US"/>
    </style:style>
    <style:style style:name="P60" style:parent-style-name="Standard" style:family="paragraph">
      <style:text-properties style:font-name="Helvetica" style:font-name-complex="Helvetica" fo:color="#313131" fo:background-color="#FFFFFF" fo:language="en" fo:country="US"/>
    </style:style>
    <style:style style:name="T61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2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3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T6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5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6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7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T68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69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70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71" style:parent-style-name="Textbod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72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73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74" style:parent-style-name="Textbody" style:family="paragraph">
      <style:paragraph-properties fo:widows="2" fo:orphans="2" fo:margin-top="0.1666in" fo:margin-bottom="0.1666in"/>
    </style:style>
    <style:style style:name="T75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76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77" style:parent-style-name="Textbody" style:family="paragraph">
      <style:paragraph-properties fo:widows="2" fo:orphans="2" fo:margin-top="0.1666in" fo:margin-bottom="0.1666in"/>
    </style:style>
    <style:style style:name="T78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79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80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1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82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3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84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P85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86" style:parent-style-name="SourceText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7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88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89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90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91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92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93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4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5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6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7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98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99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00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101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02" style:parent-style-name="Основнойшрифтабзаца" style:family="text">
      <style:text-properties style:font-name="Helvetica" style:font-name-asian="Times New Roman" style:font-name-complex="Helvetica" fo:color="#C9211E" fo:background-color="#FFFFFF" fo:language="en" fo:country="US" style:language-asian="ru" style:country-asian="RU"/>
    </style:style>
    <style:style style:name="T103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0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05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06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07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08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09" style:parent-style-name="SourceText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10" style:parent-style-name="Основнойшрифтабзаца" style:family="text">
      <style:text-properties style:font-name="Helvetica" style:font-name-asian="Times New Roman" style:font-name-complex="Helvetica" fo:color="#C9211E" fo:background-color="#FFFFFF" style:language-asian="ru" style:country-asian="RU"/>
    </style:style>
    <style:style style:name="T111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12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13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4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15" style:parent-style-name="Textbody" style:family="paragraph">
      <style:paragraph-properties fo:widows="2" fo:orphans="2" fo:margin-bottom="0in">
        <style:tab-stops>
          <style:tab-stop style:type="left" style:position="0in"/>
        </style:tab-stops>
      </style:paragraph-properties>
    </style:style>
    <style:style style:name="T116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7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18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P119" style:parent-style-name="Textbod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20" style:parent-style-name="SourceText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21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22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T123" style:parent-style-name="Основнойшрифтабзаца" style:family="text">
      <style:text-properties style:font-name="Helvetica" style:font-name-asian="Times New Roman" style:font-name-complex="Helvetica" fo:color="#313131" fo:background-color="#FFFFFF" style:language-asian="ru" style:country-asian="RU"/>
    </style:style>
    <style:style style:name="T124" style:parent-style-name="Выделение" style:family="text">
      <style:text-properties style:font-name="Helvetica" style:font-name-asian="Times New Roman" style:font-name-complex="Helvetica" fo:font-style="normal" style:font-style-asian="normal" fo:color="#313131" fo:background-color="#FFFFFF" style:language-asian="ru" style:country-asian="RU"/>
    </style:style>
    <style:style style:name="P125" style:parent-style-name="Textbody" style:family="paragraph">
      <style:paragraph-properties fo:widows="2" fo:orphans="2"/>
    </style:style>
    <style:style style:name="T126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27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28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29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30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31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32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T133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fo:language="en" fo:country="US" style:language-asian="ru" style:country-asian="RU"/>
    </style:style>
    <style:style style:name="T134" style:parent-style-name="Выделение" style:family="text">
      <style:text-properties style:font-name="Helvetica" style:font-name-asian="Times New Roman" style:font-name-complex="Helvetica" fo:font-style="normal" style:font-style-asian="normal" fo:color="#C9211E" fo:background-color="#FFFFFF" style:language-asian="ru" style:country-asian="RU"/>
    </style:style>
    <style:style style:name="P135" style:parent-style-name="Standard" style:family="paragraph">
      <style:paragraph-properties fo:text-align="center"/>
    </style:style>
    <style:style style:name="T136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/>
    </style:style>
    <style:style style:name="T137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 fo:language="en" fo:country="US"/>
    </style:style>
    <style:style style:name="T138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/>
    </style:style>
    <style:style style:name="P139" style:parent-style-name="Standard" style:family="paragraph">
      <style:paragraph-properties fo:text-align="center"/>
    </style:style>
    <style:style style:name="T140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 fo:language="en" fo:country="US"/>
    </style:style>
    <style:style style:name="T141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2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3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4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5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6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7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48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49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0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1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2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3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4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5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6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7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58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59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0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1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2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3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4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5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6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67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8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69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0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1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2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3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4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5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76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77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P178" style:parent-style-name="Standard" style:family="paragraph">
      <style:paragraph-properties fo:text-align="center"/>
    </style:style>
    <style:style style:name="T179" style:parent-style-name="Основнойшрифтабзаца" style:family="text">
      <style:text-properties style:font-name="Helvetica" style:font-name-complex="Helvetica" fo:font-weight="bold" style:font-weight-asian="bold" style:font-weight-complex="bold" fo:color="#313131" fo:background-color="#FFFFFF" fo:language="en" fo:country="US"/>
    </style:style>
    <style:style style:name="T180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81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82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83" style:parent-style-name="Основнойшрифтабзаца" style:family="text">
      <style:text-properties style:font-name="Helvetica" style:font-name-complex="Helvetica" fo:color="#313131" fo:background-color="#FFFFFF" fo:language="en" fo:country="US"/>
    </style:style>
    <style:style style:name="T184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85" style:parent-style-name="Основнойшрифтабзаца" style:family="text">
      <style:text-properties style:font-name="Helvetica" style:font-name-complex="Helvetica" fo:color="#313131" fo:background-color="#FFFFFF"/>
    </style:style>
    <style:style style:name="T186" style:parent-style-name="SourceText" style:family="text">
      <style:text-properties style:font-name="Helvetica" style:font-name-complex="Helvetica" fo:color="#313131" fo:font-size="9.5pt" style:font-size-asian="9.5pt" fo:background-color="#FFFFFF"/>
    </style:style>
    <style:style style:name="T187" style:parent-style-name="Основнойшрифтабзаца" style:family="text">
      <style:text-properties style:font-name="Helvetica" style:font-name-complex="Helvetica" fo:color="#313131" fo:font-size="9.5pt" style:font-size-asian="9.5pt" fo:background-color="#FFFFFF"/>
    </style:style>
    <style:style style:name="P188" style:parent-style-name="Standard" style:family="paragraph">
      <style:text-properties style:font-name="Helvetica" style:font-name-complex="Helvetica" fo:color="#313131" fo:background-color="#FFFFFF"/>
    </style:style>
    <style:style style:name="P189" style:parent-style-name="Standard" style:family="paragraph">
      <style:text-properties style:font-name="Helvetica" style:font-name-complex="Helvetica" fo:color="#313131" fo:background-color="#FFFFFF"/>
    </style:style>
    <style:style style:name="P190" style:parent-style-name="Обычный" style:family="paragraph">
      <style:paragraph-properties fo:widows="2" fo:orphans="2" style:vertical-align="auto" style:line-height-at-least="0.2333in" fo:background-color="#FFFFFF"/>
      <style:text-properties style:font-name="Open Sans" style:font-name-asian="Times New Roman" style:font-name-complex="Times New Roman" fo:font-weight="bold" style:font-weight-asian="bold" style:font-weight-complex="bold" fo:color="#474747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P191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 fo:hyphenate="true"/>
    </style:style>
    <style:style style:name="P192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P200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 fo:hyphenate="true"/>
    </style:style>
    <style:style style:name="P201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 fo:hyphenate="true"/>
    </style:style>
    <style:style style:name="P202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E84B5" style:letter-kerning="false" fo:language="en" fo:country="US" style:language-asian="ru" style:country-asian="RU" style:language-complex="ar" style:country-complex="SA"/>
    </style:style>
    <style:style style:name="P206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 fo:hyphenate="true"/>
    </style:style>
    <style:style style:name="P207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 fo:hyphenate="true"/>
    </style:style>
    <style:style style:name="P208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17" style:parent-style-name="Обычный" style:family="paragraph">
      <style:paragraph-properties fo:widows="2" fo:orphans="2" style:vertical-align="auto" style:line-height-at-least="0.208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P222" style:parent-style-name="Standard" style:family="paragraph">
      <style:paragraph-properties fo:margin-bottom="0.1111in"/>
    </style:style>
    <style:style style:name="T223" style:parent-style-name="Основнойшрифтабзаца" style:family="text">
      <style:text-properties style:font-name="Open Sans" fo:color="#313131" fo:background-color="#FFFFFF"/>
    </style:style>
    <style:style style:name="T224" style:parent-style-name="Выделение" style:family="text">
      <style:text-properties style:font-name="Open Sans" fo:color="#313131" fo:background-color="#FFFFFF"/>
    </style:style>
    <style:style style:name="T225" style:parent-style-name="Основнойшрифтабзаца" style:family="text">
      <style:text-properties style:font-name="Open Sans" fo:color="#313131" fo:background-color="#FFFFFF"/>
    </style:style>
    <style:style style:name="T226" style:parent-style-name="Основнойшрифтабзаца" style:family="text">
      <style:text-properties style:font-name="Open Sans" fo:color="#313131" fo:background-color="#FFFFFF"/>
    </style:style>
    <style:style style:name="T227" style:parent-style-name="КодHTML" style:family="text">
      <style:text-properties style:font-name-asian="Segoe UI" fo:color="#313131" fo:background-color="#F0F8FF"/>
    </style:style>
    <style:style style:name="T228" style:parent-style-name="Основнойшрифтабзаца" style:family="text">
      <style:text-properties style:font-name="Open Sans" fo:color="#313131" fo:background-color="#FFFFFF"/>
    </style:style>
    <style:style style:name="T229" style:parent-style-name="Выделение" style:family="text">
      <style:text-properties style:font-name="Open Sans" fo:color="#313131" fo:background-color="#FFFFFF"/>
    </style:style>
    <style:style style:name="T230" style:parent-style-name="Основнойшрифтабзаца" style:family="text">
      <style:text-properties style:font-name="Open Sans" fo:color="#313131" fo:background-color="#FFFFFF"/>
    </style:style>
    <style:style style:name="T231" style:parent-style-name="Выделение" style:family="text">
      <style:text-properties style:font-name="Open Sans" fo:color="#313131" fo:background-color="#FFFFFF"/>
    </style:style>
    <style:style style:name="T232" style:parent-style-name="Основнойшрифтабзаца" style:family="text">
      <style:text-properties style:font-name="Open Sans" fo:color="#313131" fo:background-color="#FFFFFF"/>
    </style:style>
    <style:style style:name="P233" style:parent-style-name="Standard" style:family="paragraph">
      <style:text-properties style:font-name="Open Sans" fo:color="#313131" fo:background-color="#FFFFFF"/>
    </style:style>
    <style:style style:name="P234" style:parent-style-name="СтандартныйHTML" style:family="paragraph">
      <style:paragraph-properties style:line-height-at-least="0.2083in"/>
    </style:style>
    <style:style style:name="T235" style:parent-style-name="Основнойшрифтабзаца" style:family="text">
      <style:text-properties fo:font-weight="bold" style:font-weight-asian="bold" style:font-weight-complex="bold" fo:color="#008800" fo:font-size="12pt" style:font-size-asian="12pt" style:font-size-complex="12pt"/>
    </style:style>
    <style:style style:name="T236" style:parent-style-name="Основнойшрифтабзаца" style:family="text">
      <style:text-properties fo:color="#313131" fo:font-size="12pt" style:font-size-asian="12pt" style:font-size-complex="12pt"/>
    </style:style>
    <style:style style:name="T237" style:parent-style-name="Основнойшрифтабзаца" style:family="text">
      <style:text-properties fo:color="#333333" fo:font-size="12pt" style:font-size-asian="12pt" style:font-size-complex="12pt"/>
    </style:style>
    <style:style style:name="T238" style:parent-style-name="Основнойшрифтабзаца" style:family="text">
      <style:text-properties fo:color="#313131" fo:font-size="12pt" style:font-size-asian="12pt" style:font-size-complex="12pt"/>
    </style:style>
    <style:style style:name="T239" style:parent-style-name="Основнойшрифтабзаца" style:family="text">
      <style:text-properties fo:color="#313131" fo:font-size="12pt" style:font-size-asian="12pt" style:font-size-complex="12pt"/>
    </style:style>
    <style:style style:name="T240" style:parent-style-name="Основнойшрифтабзаца" style:family="text">
      <style:text-properties fo:color="#888888" fo:font-size="12pt" style:font-size-asian="12pt" style:font-size-complex="12pt"/>
    </style:style>
    <style:style style:name="P241" style:parent-style-name="Обычный" style:family="paragraph">
      <style:paragraph-properties fo:widows="2" fo:orphans="2" style:vertical-align="auto" fo:margin-top="0.2083in" fo:margin-bottom="0.2361in" fo:background-color="#FFFFFF"/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42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43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44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45" style:parent-style-name="Обычный" style:family="paragraph">
      <style:paragraph-properties fo:widows="2" fo:orphans="2" style:vertical-align="auto" fo:margin-top="0.0694in" fo:margin-bottom="0.118in" style:line-height-at-least="0.2333in" fo:margin-left="0in" fo:background-color="#FFFFFF">
        <style:tab-stops>
          <style:tab-stop style:type="left" style:position="1in"/>
        </style:tab-stops>
      </style:paragraph-properties>
      <style:text-properties style:font-name="Open Sans" style:font-name-asian="Times New Roman" style:font-name-complex="Times New Roman" fo:color="#313131" style:letter-kerning="false" style:language-asian="ru" style:country-asian="RU" style:language-complex="ar" style:country-complex="SA" fo:hyphenate="true"/>
    </style:style>
    <style:style style:name="P246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E84B5" style:letter-kerning="false" style:language-asian="ru" style:country-asian="RU" style:language-complex="ar" style:country-complex="SA"/>
    </style:style>
    <style:style style:name="P250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E84B5" style:letter-kerning="false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56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257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258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333333" style:letter-kerning="false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333333" style:letter-kerning="false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313131" style:letter-kerning="false" fo:language="en" fo:country="US" style:language-asian="ru" style:country-asian="RU" style:language-complex="ar" style:country-complex="SA"/>
    </style:style>
    <style:style style:name="P266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333333" style:letter-kerning="false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75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color="#007020" style:letter-kerning="false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81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 fo:hyphenate="true"/>
    </style:style>
    <style:style style:name="P282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style:letter-kerning="false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888888" style:letter-kerning="false" style:language-asian="ru" style:country-asian="RU" style:language-complex="ar" style:country-complex="SA"/>
    </style:style>
    <style:style style:name="P288" style:parent-style-name="Абзацсписка" style:family="paragraph">
      <style:paragraph-properties fo:widows="2" fo:orphans="2" style:vertical-align="auto" style:line-height-at-least="0.2083in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8800" style:letter-kerning="false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DD" style:letter-kerning="false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666666" style:letter-kerning="false" fo:background-color="#FFF0F0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313131" style:letter-kerning="false" fo:background-color="#FFF0F0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color="#313131" style:letter-kerning="false" style:language-asian="ru" style:country-asian="RU" style:language-complex="ar" style:country-complex="SA"/>
    </style:style>
    <style:style style:name="P298" style:parent-style-name="Standard" style:family="paragraph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P331" style:parent-style-name="Standard" style:family="paragraph">
      <style:text-properties fo:language="en" fo:country="US"/>
    </style:style>
    <style:style style:name="P332" style:parent-style-name="Standard" style:family="paragraph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P347" style:parent-style-name="Standard" style:family="paragraph">
      <style:paragraph-properties fo:text-align="center"/>
    </style:style>
    <style:style style:name="T348" style:parent-style-name="Основнойшрифтабзаца" style:family="text">
      <style:text-properties fo:font-weight="bold" style:font-weight-asian="bold" fo:language="en" fo:country="US"/>
    </style:style>
    <style:style style:name="T349" style:parent-style-name="Основнойшрифтабзаца" style:family="text">
      <style:text-properties fo:font-weight="bold" style:font-weight-asian="bold"/>
    </style:style>
    <style:style style:name="T350" style:parent-style-name="Основнойшрифтабзаца" style:family="text">
      <style:text-properties fo:font-weight="bold" style:font-weight-asian="bold"/>
    </style:style>
    <style:style style:name="T351" style:parent-style-name="Основнойшрифтабзаца" style:family="text">
      <style:text-properties fo:font-weight="bold" style:font-weight-asian="bold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P364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 fo:language="en" fo:country="US"/>
    </style:style>
    <style:style style:name="P365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 fo:language="en" fo:country="US"/>
    </style:style>
    <style:style style:name="P366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 fo:language="en" fo:country="US"/>
    </style:style>
    <style:style style:name="P367" style:parent-style-name="Standard" style:family="paragraph">
      <style:text-properties fo:language="en" fo:country="US"/>
    </style:style>
    <style:style style:name="P368" style:parent-style-name="Standard" style:family="paragraph">
      <style:paragraph-properties>
        <style:tab-stops>
          <style:tab-stop style:type="left" style:position="1.5284in"/>
        </style:tab-stops>
      </style:paragraph-properties>
      <style:text-properties fo:language="en" fo:country="US"/>
    </style:style>
    <style:style style:name="P369" style:parent-style-name="Standard" style:family="paragraph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font-weight="bold" style:font-weight-asian="bold"/>
    </style:style>
    <style:style style:name="T383" style:parent-style-name="Основнойшрифтабзаца" style:family="text">
      <style:text-properties fo:language="en" fo:country="US"/>
    </style:style>
    <style:style style:name="P384" style:parent-style-name="Standard" style:family="paragraph">
      <style:text-properties fo:font-style="italic" style:font-style-asian="italic"/>
    </style:style>
    <style:style style:name="P385" style:parent-style-name="Standard" style:family="paragraph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P387" style:parent-style-name="Standard" style:family="paragraph">
      <style:text-properties fo:font-style="italic" style:font-style-asian="italic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P430" style:parent-style-name="Standard" style:family="paragraph"/>
    <style:style style:name="P431" style:parent-style-name="Standard" style:family="paragraph"/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P436" style:parent-style-name="Standard" style:family="paragraph">
      <style:paragraph-properties fo:margin-left="0.25in">
        <style:tab-stops/>
      </style:paragraph-properties>
    </style:style>
    <style:style style:name="T437" style:parent-style-name="Основнойшрифтабзаца" style:family="text">
      <style:text-properties fo:font-weight="bold" style:font-weight-asian="bold" fo:language="en" fo:country="US"/>
    </style:style>
    <style:style style:name="T438" style:parent-style-name="Основнойшрифтабзаца" style:family="text">
      <style:text-properties fo:font-weight="bold" style:font-weight-asian="bold"/>
    </style:style>
    <style:style style:name="T439" style:parent-style-name="Основнойшрифтабзаца" style:family="text">
      <style:text-properties fo:font-weight="bold" style:font-weight-asian="bold"/>
    </style:style>
    <style:style style:name="T440" style:parent-style-name="Основнойшрифтабзаца" style:family="text">
      <style:text-properties fo:font-weight="bold" style:font-weight-asian="bold"/>
    </style:style>
    <style:style style:name="T441" style:parent-style-name="Основнойшрифтабзаца" style:family="text">
      <style:text-properties fo:font-weight="bold" style:font-weight-asian="bold" fo:language="en" fo:country="US"/>
    </style:style>
    <style:style style:name="T442" style:parent-style-name="Основнойшрифтабзаца" style:family="text">
      <style:text-properties fo:font-weight="bold" style:font-weight-asian="bold"/>
    </style:style>
    <style:style style:name="P443" style:parent-style-name="Standard" style:family="paragraph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P445" style:parent-style-name="Standard" style:family="paragraph">
      <style:text-properties fo:language="en" fo:country="US"/>
    </style:style>
    <style:style style:name="P446" style:parent-style-name="Standard" style:family="paragraph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font-weight="bold" style:font-weight-asian="bold" fo:language="en" fo:country="US"/>
    </style:style>
    <style:style style:name="T453" style:parent-style-name="Основнойшрифтабзаца" style:family="text">
      <style:text-properties fo:font-weight="bold" style:font-weight-asian="bold"/>
    </style:style>
    <style:style style:name="T454" style:parent-style-name="Основнойшрифтабзаца" style:family="text">
      <style:text-properties fo:font-weight="bold" style:font-weight-asian="bold" fo:language="en" fo:country="US"/>
    </style:style>
    <style:style style:name="T455" style:parent-style-name="Основнойшрифтабзаца" style:family="text">
      <style:text-properties fo:font-weight="bold" style:font-weight-asian="bold"/>
    </style:style>
    <style:style style:name="T456" style:parent-style-name="Основнойшрифтабзаца" style:family="text">
      <style:text-properties fo:font-weight="bold" style:font-weight-asian="bold" fo:language="en" fo:country="US"/>
    </style:style>
    <style:style style:name="T457" style:parent-style-name="Основнойшрифтабзаца" style:family="text">
      <style:text-properties fo:font-weight="bold" style:font-weight-asian="bold"/>
    </style:style>
    <style:style style:name="T458" style:parent-style-name="Основнойшрифтабзаца" style:family="text">
      <style:text-properties fo:font-weight="bold" style:font-weight-asian="bold" fo:language="en" fo:country="US"/>
    </style:style>
    <style:style style:name="T459" style:parent-style-name="Основнойшрифтабзаца" style:family="text">
      <style:text-properties fo:font-weight="bold" style:font-weight-asian="bold"/>
    </style:style>
    <style:style style:name="T460" style:parent-style-name="Основнойшрифтабзаца" style:family="text">
      <style:text-properties fo:font-weight="bold" style:font-weight-asian="bold" fo:language="en" fo:country="US"/>
    </style:style>
    <style:style style:name="T461" style:parent-style-name="Основнойшрифтабзаца" style:family="text">
      <style:text-properties fo:font-weight="bold" style:font-weight-asian="bold"/>
    </style:style>
    <style:style style:name="T462" style:parent-style-name="Основнойшрифтабзаца" style:family="text">
      <style:text-properties fo:font-weight="bold" style:font-weight-asian="bold" fo:language="en" fo:country="US"/>
    </style:style>
    <style:style style:name="T463" style:parent-style-name="Основнойшрифтабзаца" style:family="text">
      <style:text-properties fo:font-weight="bold" style:font-weight-asian="bold"/>
    </style:style>
    <style:style style:name="T464" style:parent-style-name="Основнойшрифтабзаца" style:family="text">
      <style:text-properties fo:font-weight="bold" style:font-weight-asian="bold" fo:language="en" fo:country="US"/>
    </style:style>
    <style:style style:name="P465" style:parent-style-name="Standard" style:family="paragraph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font-weight="bold" style:font-weight-asian="bold" fo:language="en" fo:country="US"/>
    </style:style>
    <style:style style:name="T469" style:parent-style-name="Основнойшрифтабзаца" style:family="text">
      <style:text-properties fo:font-weight="bold" style:font-weight-asian="bold"/>
    </style:style>
    <style:style style:name="T470" style:parent-style-name="Основнойшрифтабзаца" style:family="text">
      <style:text-properties fo:font-weight="bold" style:font-weight-asian="bold" fo:language="en" fo:country="US"/>
    </style:style>
    <style:style style:name="T471" style:parent-style-name="Основнойшрифтабзаца" style:family="text">
      <style:text-properties fo:font-weight="bold" style:font-weight-asian="bold"/>
    </style:style>
    <style:style style:name="T472" style:parent-style-name="Основнойшрифтабзаца" style:family="text">
      <style:text-properties fo:font-weight="bold" style:font-weight-asian="bold" fo:language="en" fo:country="US"/>
    </style:style>
    <style:style style:name="T473" style:parent-style-name="Основнойшрифтабзаца" style:family="text">
      <style:text-properties fo:font-weight="bold" style:font-weight-asian="bold"/>
    </style:style>
    <style:style style:name="T474" style:parent-style-name="Основнойшрифтабзаца" style:family="text">
      <style:text-properties fo:font-weight="bold" style:font-weight-asian="bold" fo:language="en" fo:country="US"/>
    </style:style>
    <style:style style:name="T475" style:parent-style-name="Основнойшрифтабзаца" style:family="text">
      <style:text-properties fo:font-weight="bold" style:font-weight-asian="bold"/>
    </style:style>
    <style:style style:name="T476" style:parent-style-name="Основнойшрифтабзаца" style:family="text">
      <style:text-properties fo:font-weight="bold" style:font-weight-asian="bold" fo:language="en" fo:country="US"/>
    </style:style>
    <style:style style:name="P477" style:parent-style-name="Standard" style:family="paragraph">
      <style:text-properties fo:language="en" fo:country="US"/>
    </style:style>
    <style:style style:name="T478" style:parent-style-name="Основнойшрифтабзаца" style:family="text">
      <style:text-properties fo:font-weight="bold" style:font-weight-asian="bold"/>
    </style:style>
    <style:style style:name="T479" style:parent-style-name="Основнойшрифтабзаца" style:family="text">
      <style:text-properties fo:font-weight="bold" style:font-weight-asian="bold"/>
    </style:style>
    <style:style style:name="T480" style:parent-style-name="Основнойшрифтабзаца" style:family="text">
      <style:text-properties fo:font-weight="bold" style:font-weight-asian="bold" fo:language="en" fo:country="US"/>
    </style:style>
    <style:style style:name="T481" style:parent-style-name="Основнойшрифтабзаца" style:family="text">
      <style:text-properties fo:font-weight="bold" style:font-weight-asian="bold"/>
    </style:style>
    <style:style style:name="P482" style:parent-style-name="Standard" style:family="paragraph">
      <style:text-properties fo:font-weight="bold" style:font-weight-asian="bold"/>
    </style:style>
    <style:style style:name="T483" style:parent-style-name="Основнойшрифтабзаца" style:family="text">
      <style:text-properties fo:font-weight="bold" style:font-weight-asian="bold" fo:language="en" fo:country="US"/>
    </style:style>
    <style:style style:name="T484" style:parent-style-name="Основнойшрифтабзаца" style:family="text">
      <style:text-properties fo:font-weight="bold" style:font-weight-asian="bold" fo:language="en" fo:country="US"/>
    </style:style>
    <style:style style:name="T485" style:parent-style-name="Основнойшрифтабзаца" style:family="text">
      <style:text-properties fo:font-weight="bold" style:font-weight-asian="bold" fo:language="en" fo:country="US"/>
    </style:style>
    <style:style style:name="T486" style:parent-style-name="Основнойшрифтабзаца" style:family="text">
      <style:text-properties fo:font-weight="bold" style:font-weight-asian="bold"/>
    </style:style>
    <style:style style:name="T487" style:parent-style-name="Основнойшрифтабзаца" style:family="text">
      <style:text-properties fo:font-weight="bold" style:font-weight-asian="bold" fo:language="en" fo:country="US"/>
    </style:style>
    <style:style style:name="T488" style:parent-style-name="Основнойшрифтабзаца" style:family="text">
      <style:text-properties fo:font-weight="bold" style:font-weight-asian="bold"/>
    </style:style>
    <style:style style:name="T489" style:parent-style-name="Основнойшрифтабзаца" style:family="text">
      <style:text-properties fo:font-weight="bold" style:font-weight-asian="bold" fo:language="en" fo:country="US"/>
    </style:style>
    <style:style style:name="T490" style:parent-style-name="Основнойшрифтабзаца" style:family="text">
      <style:text-properties fo:font-weight="bold" style:font-weight-asian="bold" fo:language="en" fo:country="US"/>
    </style:style>
    <style:style style:name="P491" style:parent-style-name="Standard" style:family="paragraph">
      <style:text-properties fo:language="en" fo:country="US"/>
    </style:style>
    <style:style style:name="P492" style:parent-style-name="Standard" style:family="paragraph">
      <style:text-properties fo:language="en" fo:country="US"/>
    </style:style>
    <style:style style:name="P493" style:parent-style-name="Standard" style:family="paragraph">
      <style:text-properties fo:language="en" fo:country="US"/>
    </style:style>
    <style:style style:name="P494" style:parent-style-name="Standard" style:family="paragraph">
      <style:text-properties fo:language="en" fo:country="US"/>
    </style:style>
    <style:style style:name="P495" style:parent-style-name="Standard" style:family="paragraph">
      <style:text-properties fo:language="en" fo:country="US"/>
    </style:style>
    <style:style style:name="P496" style:parent-style-name="Standard" style:family="paragraph">
      <style:text-properties fo:language="en" fo:country="US"/>
    </style:style>
  </office:automatic-styles>
  <office:body>
    <office:text text:use-soft-page-breaks="true">
      <text:p text:style-name="P1">Основные способы импорта</text:p>
      <text:p text:style-name="Standard">Стандарт<text:s/><text:span text:style-name="T2">PEP</text:span>8 рекомендует импортировать каждый новый модуль с новой строчки, а не через запятую.</text:p>
      <text:p text:style-name="Standard"/>
      <text:p text:style-name="Standard"/>
      <text:p text:style-name="Standard">1.<text:s/><text:span text:style-name="T3">import</text:span><text:s/>&lt;название модуля&gt;– импортирует весь модуль.<text:s/>(пример:<text:s/><text:span text:style-name="T4">import</text:span><text:s/><text:span text:style-name="T5">math</text:span>)Т.е. импортируется всё пространство имен, вместе со всеми функциями, переменными и т. п., к которым можно обращаться. Посмотреть все пространство имен модуля можно через функцию<text:s/><text:span text:style-name="T6">dir</text:span>(&lt;название модуля&gt;) или просто нажав на нее в коде в<text:s/><text:span text:style-name="T7">P</text:span><text:span text:style-name="T8">yCharm</text:span>.</text:p>
      <text:p text:style-name="Standard">Обращаться тогда нужно так:</text:p>
      <text:p text:style-name="Standard">&lt;название модуля&gt;<text:span text:style-name="T9">.</text:span>&lt;функция или переменная&gt;</text:p>
      <text:p text:style-name="Standard">Пример:<text:s/><text:span text:style-name="T10">math</text:span>.<text:span text:style-name="T11">factorial</text:span>(10)</text:p>
      <text:p text:style-name="Standard"/>
      <text:p text:style-name="Standard">2. <text:s/><text:span text:style-name="T12">import</text:span><text:s/>&lt;название модуля&gt;<text:s/><text:span text:style-name="T13">as</text:span><text:s/>&lt;придумать название под каким именем будем к нему обращаться&gt; - то же самое, что и в вышестоящем способе вызова.</text:p>
      <text:p text:style-name="Standard"/>
      <text:p text:style-name="Standard">3.<text:s/><text:span text:style-name="T14">from</text:span><text:s/>&lt;название модуля&gt;<text:s/><text:span text:style-name="T15">import</text:span><text:s/>&lt;то, что конкретно хотим импортировать из этого модуля&gt; - импортируем не весь модуль, а только что-то конкретное (переменные, функции и т. д.)</text:p>
      <text:p text:style-name="Standard">Пример<text:span text:style-name="T16">:</text:span></text:p>
      <text:p text:style-name="P17">from math import pi, factorial</text:p>
      <text:p text:style-name="Standard">ВАЖНО:</text:p>
      <text:p text:style-name="Standard">В этом случае обращаться к тому, что<text:s/>импортировали нужно напрямую, т. е. без указания впереди названия модуля с точкой.</text:p>
      <text:p text:style-name="Standard">Пример:</text:p>
      <text:p text:style-name="Standard"><text:span text:style-name="T18">pi</text:span></text:p>
      <text:p text:style-name="Standard"><text:span text:style-name="T19">factorial</text:span>(10)</text:p>
      <text:p text:style-name="Standard"/>
      <text:p text:style-name="Standard">4.<text:s/><text:span text:style-name="T20">import</text:span><text:s/>&lt;название модуля&gt; * - импортрует все имена из указанного модуля.</text:p>
      <text:p text:style-name="Standard"/>
      <text:p text:style-name="Standard"/>
      <text:p text:style-name="Standard">Важно при импорте имен из модуля они не должны совпадать с теми<text:s/>именами функций и переменных, которые есть у самого в программе. Иначе, т. к. код читается сверху вниз, будет</text:p>
      <text:p text:style-name="Standard">выполняться например та функция, которая будет ниже по ходу кода.</text:p>
      <text:p text:style-name="Standard"/>
      <text:p text:style-name="P21">Импорт собственных модулей</text:p>
      <text:p text:style-name="Standard">При импорте собственных модулей важной помнить, что<text:s/>в файле куда вы его импортируете он автоматически прогонит весь код.( чтобы это исключить в импортируемом модуле(коде) может существовать конструкция<text:s/><text:span text:style-name="T22">if</text:span><text:s/>__<text:span text:style-name="T23">name</text:span>__==’__<text:span text:style-name="T24">main</text:span>__’).</text:p>
      <text:p text:style-name="Standard">Также если есть необходимость перезапустить импортируемый модуль, то существует<text:s/>модуль<text:s/><text:span text:style-name="T25">importlib</text:span></text:p>
      <text:p text:style-name="Standard"/>
      <text:p text:style-name="Standard">Важно чтобы импортируемый файл находился в одной директории с вашим файлом. Иначе нужно прописывать следующим образом:<text:s/><text:span text:style-name="T26">import</text:span><text:s/>&lt;название директории&gt;.&lt;имя импортируемого файла&gt;.</text:p>
      <text:p text:style-name="Standard"/>
      <text:p text:style-name="Standard"/>
      <text:p text:style-name="Standard"/>
      <text:p text:style-name="Standard"><text:span text:style-name="T27">import</text:span><text:s/><text:span text:style-name="T28">pprint</text:span><text:s text:c="2"/>- (обозначает<text:s/><text:span text:style-name="T29">pretty</text:span><text:s/><text:span text:style-name="T30">print</text:span><text:s/>т. е. Красивый<text:s/>вывод) модуль для красивого вывода на экран (пример<text:s/><text:span text:style-name="T31">pprint</text:span>.<text:span text:style-name="T32">pprint</text:span>(то что хотим вывести))</text:p>
      <text:p text:style-name="Standard"><text:span text:style-name="T33">importlib</text:span><text:s/>– позволяет перезапускать еще раз импортированный модуль. Пример:<text:s/><text:span text:style-name="T34">importlib</text:span>.<text:span text:style-name="T35">reload</text:span>&lt;название модуля, который хотим перезапустить&gt;</text:p>
      <text:p text:style-name="Standard"/>
      <text:p text:style-name="P36"><text:span text:style-name="T37">os</text:span></text:p>
      <text:p text:style-name="Standard"/>
      <text:p text:style-name="Standard"><text:span text:style-name="T38">os</text:span>.<text:span text:style-name="T39">path</text:span>.<text:span text:style-name="T40">normpath</text:span>(‘путь’) – нормализация пут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<text:span text:style-name="T42">РАБОТА С ФАЙЛАМИ</text:span></text:p>
      <text:p text:style-name="Textbody"><text:span text:style-name="T43">Python</text:span><text:span text:style-name="T44"> «из коробки» располагает достаточно широким набором инструментов для работы с файлами. Для того чтобы начать работать с файлом, надо его открыть с помощью команды специальной функции </text:span><text:span text:style-name="T45">open</text:span><text:span text:style-name="T46">.</text:span></text:p>
      <text:p text:style-name="P47"><text:span text:style-name="T48">f<text:s/></text:span><text:span text:style-name="T49">=</text:span><text:span text:style-name="T50"><text:s/></text:span><text:span text:style-name="T51">open</text:span><text:span text:style-name="T52">(</text:span><text:span text:style-name="T53">'path/to/file'</text:span><text:span text:style-name="T54">,<text:s/></text:span><text:span text:style-name="T55">'filemode'</text:span><text:span text:style-name="T56">, encoding</text:span><text:span text:style-name="T57">=</text:span><text:span text:style-name="T58">'utf8'</text:span><text:span text:style-name="T59">)</text:span></text:p>
      <text:p text:style-name="P60"/>
      <text:p text:style-name="Textbody"><text:span text:style-name="T61">path/to/file</text:span><text:span text:style-name="T62"> — путь к файлу может быть относительным или абсолютным. Можно указывать в </text:span><text:span text:style-name="T63">Unix</text:span><text:span text:style-name="T64">-стиле (</text:span><text:span text:style-name="T65">path/to/file</text:span><text:span text:style-name="T66">) или в </text:span><text:span text:style-name="T67">Windows</text:span><text:span text:style-name="T68">-стиле (</text:span><text:span text:style-name="T69">path\to\file</text:span><text:span text:style-name="T70">).</text:span></text:p>
      <text:list text:style-name="WWNum3">
        <text:list-item text:start-value="1">
          <text:p text:style-name="P71"><text:span text:style-name="T72">filemode</text:span><text:span text:style-name="T73"> — режим, в котором файл нужно открывать.</text:span></text:p>
        </text:list-item>
      </text:list>
      <text:p text:style-name="P74"><text:span text:style-name="T75">Записываетс</text:span><text:span text:style-name="T76">я в виде строки, состоит из следующих букв:</text:span></text:p>
      <text:p text:style-name="P77"><text:span text:style-name="T78">Самый удобный режим: «</text:span><text:span text:style-name="T79">a</text:span><text:span text:style-name="T80">+» - это <text:s/>режим, при котором <text:s/>можно и дописывать в конец и читать (.</text:span><text:span text:style-name="T81">write</text:span><text:span text:style-name="T82"><text:s/>и .</text:span><text:span text:style-name="T83">read</text:span><text:span text:style-name="T84">)</text:span></text:p>
      <text:list text:style-name="WWNum3" text:continue-numbering="true">
        <text:list-item>
          <text:list>
            <text:list-item>
              <text:list>
                <text:list-item>
                  <text:p text:style-name="P85"><text:span text:style-name="T86">r</text:span><text:span text:style-name="T87"> </text:span><text:span text:style-name="T88">— открыть на чтение (по умолчанию);</text:span></text:p>
                </text:list-item>
              </text:list>
            </text:list-item>
          </text:list>
        </text:list-item>
      </text:list>
      <text:list text:style-name="WWNum4" text:continue-numbering="true">
        <text:list-item>
          <text:list>
            <text:list-item>
              <text:list>
                <text:list-item>
                  <text:p text:style-name="P89"><text:span text:style-name="T90">w</text:span><text:span text:style-name="T91"> — перезаписать и открыть на запись (если файла нет, то он<text:s/></text:span><text:span text:style-name="T92">создастся);(</text:span><text:span text:style-name="T93">Пример<text:s/></text:span><text:span text:style-name="T94">file</text:span><text:span text:style-name="T95"><text:s/>=<text:s/></text:span><text:span text:style-name="T96">open</text:span><text:span text:style-name="T97">(“&lt;имя файла&gt;“, ”</text:span><text:span text:style-name="T98">w</text:span><text:span text:style-name="T99">”,<text:s/></text:span><text:span text:style-name="T100">encoding</text:span><text:span text:style-name="T101">=”</text:span><text:span text:style-name="T102">utf</text:span><text:span text:style-name="T103">-8”</text:span><text:span text:style-name="T104"><text:s/>)). Важно</text:span></text:p>
                </text:list-item>
              </text:list>
            </text:list-item>
          </text:list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p text:style-name="P105"><text:span text:style-name="T106">x</text:span><text:span text:style-name="T107"> — создать и открыть на запись (если уже есть — исключение);</text:span></text:p>
                </text:list-item>
                <text:list-item>
                  <text:p text:style-name="P108"><text:span text:style-name="T109">a</text:span><text:span text:style-name="T110"> </text:span><text:span text:style-name="T111">— открыть на дозапись (указатель будет поставлен в конец);</text:span></text:p>
                </text:list-item>
                <text:list-item>
                  <text:p text:style-name="P112"><text:span text:style-name="T113">t</text:span><text:span text:style-name="T114"> — открыть в текстовом виде (по умолчанию);</text:span></text:p>
                </text:list-item>
                <text:list-item>
                  <text:p text:style-name="P115"><text:span text:style-name="T116">b</text:span><text:span text:style-name="T117"> — открыт</text:span><text:span text:style-name="T118">ь в бинарном виде.</text:span></text:p>
                </text:list-item>
              </text:list>
            </text:list-item>
          </text:list>
        </text:list-item>
        <text:list-item>
          <text:p text:style-name="P119"><text:span text:style-name="T120">encoding</text:span><text:span text:style-name="T121"> — указание, в какой кодировке файл записан </text:span><text:span text:style-name="T122">(utf-8, cp1251</text:span><text:span text:style-name="T123"> и т. д.). По умолчанию стоит </text:span><text:span text:style-name="T124">utf-8.</text:span></text:p>
        </text:list-item>
      </text:list>
      <text:p text:style-name="P125"><text:span text:style-name="T126">По окончании работы с файлом обязательно выполнять команду <text:s/></text:span><text:span text:style-name="T127">file</text:span><text:span text:style-name="T128">.</text:span><text:span text:style-name="T129">close</text:span><text:span text:style-name="T130">(). Если возникнут ошибки-решать их можно с помощью<text:s/></text:span><text:span text:style-name="T131">try</text:span><text:span text:style-name="T132">-</text:span><text:span text:style-name="T133">exept</text:span><text:span text:style-name="T134">.</text:span></text:p>
      <text:p text:style-name="P135"><text:span text:style-name="T136">Методы функции<text:s/></text:span><text:span text:style-name="T137">open</text:span><text:span text:style-name="T138">:</text:span></text:p>
      <text:p text:style-name="P139"><text:span text:style-name="T140">read</text:span></text:p>
      <text:p text:style-name="Standard"/>
      <text:p text:style-name="Standard"/>
      <text:p text:style-name="Standard"><text:span text:style-name="T141">- &lt;</text:span><text:span text:style-name="T142">file</text:span><text:span text:style-name="T143">&gt;.</text:span><text:span text:style-name="T144">tell</text:span><text:span text:style-name="T145">(&lt;индекс&gt;) – переставляет «курсор». Т.е. выбирает позицию, с которой начать.</text:span></text:p>
      <text:p text:style-name="Standard"><text:span text:style-name="T146">- &lt;</text:span><text:span text:style-name="T147">file</text:span><text:span text:style-name="T148">&gt;.</text:span><text:span text:style-name="T149">read</text:span><text:span text:style-name="T150">() - откроет весь файл. Если указать в аргументе цифру (&lt;</text:span><text:span text:style-name="T151">file</text:span><text:span text:style-name="T152">&gt;.</text:span><text:span text:style-name="T153">read</text:span><text:span text:style-name="T154">(2)), то он выведет первые два символа в этом файле. Если<text:s/></text:span><text:span text:style-name="T155">еще раз вызвать этот метод <text:s/>с тем же параметром, то выведется СЛЕДУЮЩИЕ два символа. Чтобы этого избежать существует следующий метод:</text:span></text:p>
      <text:p text:style-name="Standard"><text:span text:style-name="T156">&lt;</text:span><text:span text:style-name="T157">file</text:span><text:span text:style-name="T158">&gt;.</text:span><text:span text:style-name="T159">seek</text:span><text:span text:style-name="T160">() - метод откатывает наш отсчет вывода<text:s/></text:span><text:span text:style-name="T161">read</text:span><text:span text:style-name="T162"><text:s/>на индекс, который мы передадим в аргумент. Например: вернуться на</text:span><text:span text:style-name="T163"><text:s/>начало &lt;</text:span><text:span text:style-name="T164">file</text:span><text:span text:style-name="T165">&gt;.</text:span><text:span text:style-name="T166">seek</text:span><text:span text:style-name="T167">(0)</text:span></text:p>
      <text:p text:style-name="Standard"><text:span text:style-name="T168">&lt;</text:span><text:span text:style-name="T169">file</text:span><text:span text:style-name="T170">&gt;.</text:span><text:span text:style-name="T171">readline</text:span><text:span text:style-name="T172">() – вывод строки, работает как итератор</text:span></text:p>
      <text:p text:style-name="Standard"><text:span text:style-name="T173">&lt;</text:span><text:span text:style-name="T174">file</text:span><text:span text:style-name="T175">&gt;.</text:span><text:span text:style-name="T176">readlines</text:span><text:span text:style-name="T177">() - метод преобразует текст в список, где каждый элемент это строка по порядку</text:span></text:p>
      <text:p text:style-name="P178"><text:span text:style-name="T179">write</text:span></text:p>
      <text:p text:style-name="Standard"><text:span text:style-name="T180">&lt;</text:span><text:span text:style-name="T181">file</text:span><text:span text:style-name="T182">&gt;.</text:span><text:span text:style-name="T183">write</text:span><text:span text:style-name="T184">(‘текст’) – перезаписывает открытый файл, добавляя тот текст,<text:s/></text:span><text:span text:style-name="T185">который передаем в аргумент. Можно добавлять новый текст по принципу итератора (каждый раз снова вызывая метод).</text:span></text:p>
      <text:p text:style-name="Textbody"><text:span text:style-name="T186">&lt;file&gt;.writelines(список)</text:span><text:span text:style-name="T187"> — записывает список строк в файл;</text:span></text:p>
      <text:p text:style-name="P188"/>
      <text:p text:style-name="P189"/>
      <text:p text:style-name="P190">Requests и её лучший друг JSON</text:p>
      <text:p text:style-name="P191"/>
      <text:p text:style-name="P192"><text:span text:style-name="T193">pip install requests<text:s/></text:span><text:span text:style-name="T194">–<text:s/></text:span><text:span text:style-name="T195">модуль</text:span><text:span text:style-name="T196"><text:s/></text:span><text:span text:style-name="T197">нужно</text:span><text:span text:style-name="T198"><text:s/></text:span><text:span text:style-name="T199">установить</text:span></text:p>
      <text:p text:style-name="P200"/>
      <text:p text:style-name="P201"/>
      <text:p text:style-name="P202"><text:span text:style-name="T203">import</text:span><text:span text:style-name="T204"><text:s/></text:span><text:span text:style-name="T205">requests</text:span></text:p>
      <text:p text:style-name="P206"><text:s/></text:p>
      <text:p text:style-name="P207"><text:s/></text:p>
      <text:p text:style-name="P208"><text:span text:style-name="T209">r<text:s/></text:span><text:span text:style-name="T210">=</text:span><text:span text:style-name="T211"><text:s/>requests</text:span><text:span text:style-name="T212">.</text:span><text:span text:style-name="T213">get(</text:span><text:span text:style-name="T214">'https://baconipsum.com/api/?type=all-meat&amp;paras=3&amp;start-with-lorem=1&amp;format=html'</text:span><text:span text:style-name="T215">) <text:s/></text:span><text:span text:style-name="T216"># делаем запрос на сервер по переданному адресу</text:span></text:p>
      <text:p text:style-name="P217"><text:span text:style-name="T218">print</text:span><text:span text:style-name="T219">(r</text:span><text:span text:style-name="T220">.</text:span><text:span text:style-name="T221">content)</text:span></text:p>
      <text:p text:style-name="P222"/>
      <text:p text:style-name="Standard"><text:span text:style-name="T223">В результате работы данного кода в консоль выведется </text:span><text:span text:style-name="T224">HTML-</text:span><text:span text:style-name="T225">код<text:s/></text:span><text:span text:style-name="T226">сгенерированного текста, т. к. запрос на получение странички через браузер на самом деле эквивалентен вызову функции </text:span><text:span text:style-name="T227">.get()</text:span><text:span text:style-name="T228"> (и то, и то отправляет </text:span><text:span text:style-name="T229">GET</text:span><text:span text:style-name="T230">-</text:span><text:span text:style-name="T231">HTTP-</text:span><text:span text:style-name="T232">запрос, о котором мы будем говорить более подробно чуть позже на нашем курсе).</text:span></text:p>
      <text:p text:style-name="P233"/>
      <text:p text:style-name="P234"><text:span text:style-name="T235">print</text:span><text:span text:style-name="T236">(r</text:span><text:span text:style-name="T237">.</text:span><text:span text:style-name="T238">status_code)</text:span><text:span text:style-name="T239"><text:s text:c="2"/></text:span><text:span text:style-name="T240"># узнаем статус полученного ответа</text:span></text:p>
      <text:p text:style-name="Standard"/>
      <text:p text:style-name="Standard"/>
      <text:p text:style-name="P241">Есть несколько категорий ответов, например:</text:p>
      <text:list text:style-name="LFO4" text:continue-numbering="true">
        <text:list-item>
          <text:list>
            <text:list-item>
              <text:p text:style-name="P242">200, 201, 202 и т. д. — ответы, которые говорят, что с запросом всё хорошо и ответ приходит правильный, т. е. его можно обрабатывать и как-либо взаимодействовать с ним. На самом деле почти все серверы всегда в ответ шлют именно ответ 200, а не какой-либо другой из этой же категории.</text:p>
            </text:list-item>
            <text:list-item>
              <text:p text:style-name="P243">300, 301 и т. д. — ответы, которые говорят, что вы будете перенаправлены на другой ресурс (необязательно на этом же сервере).</text:p>
            </text:list-item>
            <text:list-item>
              <text:p text:style-name="P244">400, 401 и т. д. —<text:s/>ответы, которые говорят, что что-то неправильно с запросом. Запрашивается либо несуществующая страница (всем известная 404 ошибка), либо же недостаточно прав для просмотра страницы (403) и т. д.</text:p>
            </text:list-item>
            <text:list-item>
              <text:p text:style-name="P245">501, 502 и т. д. — ответы, которые говорят, что с запросом всё хорошо, но вот на сервере что-то сломалось, и поэтому нормальный ответ прийти не может.</text:p>
            </text:list-item>
          </text:list>
        </text:list-item>
        <text:list-item>
          <text:p text:style-name="P246"><text:span text:style-name="T247">import</text:span><text:span text:style-name="T248"><text:s/></text:span><text:span text:style-name="T249">requests</text:span></text:p>
        </text:list-item>
        <text:list-item>
          <text:p text:style-name="P250"><text:span text:style-name="T251">import</text:span><text:span text:style-name="T252"><text:s/></text:span><text:span text:style-name="T253">json</text:span><text:span text:style-name="T254"><text:s text:c="2"/></text:span><text:span text:style-name="T255"># импортируем необходимую библиотеку</text:span></text:p>
        </text:list-item>
        <text:list-item>
          <text:p text:style-name="P256"><text:s/></text:p>
        </text:list-item>
        <text:list-item>
          <text:p text:style-name="P257"><text:s/></text:p>
        </text:list-item>
        <text:list-item>
          <text:p text:style-name="P258"><text:span text:style-name="T259">r<text:s/></text:span><text:span text:style-name="T260">=</text:span><text:span text:style-name="T261"><text:s/>requests</text:span><text:span text:style-name="T262">.</text:span><text:span text:style-name="T263">get(</text:span><text:span text:style-name="T264">'https://baconipsum.com/api/?type=meat-and-filler'</text:span><text:span text:style-name="T265">)</text:span></text:p>
        </text:list-item>
        <text:list-item>
          <text:p text:style-name="P266"><text:span text:style-name="T267">texts<text:s/></text:span><text:span text:style-name="T268">=</text:span><text:span text:style-name="T269"><text:s/>json</text:span><text:span text:style-name="T270">.</text:span><text:span text:style-name="T271">loads(r</text:span><text:span text:style-name="T272">.</text:span><text:span text:style-name="T273">content) <text:s/></text:span><text:span text:style-name="T274"># делаем из полученных байтов Python-объект для удобной работы</text:span></text:p>
        </text:list-item>
        <text:list-item>
          <text:p text:style-name="P275"><text:span text:style-name="T276">print</text:span><text:span text:style-name="T277">(</text:span><text:span text:style-name="T278">type</text:span><text:span text:style-name="T279">(texts)) <text:s/></text:span><text:span text:style-name="T280"># проверяем тип сконвертированных данных</text:span></text:p>
        </text:list-item>
        <text:list-item>
          <text:p text:style-name="P281"><text:s/></text:p>
        </text:list-item>
        <text:list-item>
          <text:p text:style-name="P282"><text:span text:style-name="T283">for</text:span><text:span text:style-name="T284"><text:s/>text<text:s/></text:span><text:span text:style-name="T285">in</text:span><text:span text:style-name="T286"><text:s/>texts: <text:s/></text:span><text:span text:style-name="T287"># выводим полученный текст. Но для того чтобы он влез в консоль, оставим только первые 50 символов.</text:span></text:p>
        </text:list-item>
        <text:list-item>
          <text:p text:style-name="P288"><text:span text:style-name="T289"><text:s text:c="4"/></text:span><text:span text:style-name="T290">print</text:span><text:span text:style-name="T291">(text[:</text:span><text:span text:style-name="T292">50</text:span><text:span text:style-name="T293">],<text:s/></text:span><text:span text:style-name="T294">'</text:span><text:span text:style-name="T295">\n</text:span><text:span text:style-name="T296">'</text:span><text:span text:style-name="T297">)</text:span></text:p>
        </text:list-item>
      </text:list>
      <text:p text:style-name="Standard"/>
      <text:p text:style-name="P298">REQUESTS</text:p>
      <text:p text:style-name="Standard"><text:span text:style-name="T299">r</text:span><text:s/>=<text:s/><text:span text:style-name="T300">requests</text:span>.<text:span text:style-name="T301">get</text:span>(‘ссылка на сайт’) – получение объекта класса<text:s/><text:span text:style-name="T302">response</text:span></text:p>
      <text:p text:style-name="Standard"><text:span text:style-name="T303">r</text:span><text:s/>=<text:s/><text:span text:style-name="T304">requests</text:span>.<text:span text:style-name="T305">get</text:span>(‘ссылка на сайт’, ‘<text:span text:style-name="T306">search</text:span>_<text:span text:style-name="T307">query</text:span>’: ‘<text:span text:style-name="T308">audi</text:span>’) – для примера вторым аргументом передается в виде ключ-значение ссылка на поиск на сайте<text:s/>видео по названию ‘<text:span text:style-name="T309">audi</text:span>’.</text:p>
      <text:p text:style-name="Standard"><text:span text:style-name="T310">r</text:span><text:s/>=<text:s/><text:span text:style-name="T311">requests</text:span>.<text:span text:style-name="T312">get</text:span>(‘ссылка на сайт’,<text:s/><text:span text:style-name="T313">stream</text:span>=<text:span text:style-name="T314">True</text:span>) – перевод в режим удержания соединения с сервером и получения данных частями (для получения больших объемов данных, например фильма)</text:p>
      <text:p text:style-name="Standard"><text:tab/><text:span text:style-name="T315">with open(‘story.txt’, ‘w’) as file:</text:span></text:p>
      <text:p text:style-name="Standard"><text:span text:style-name="T316"><text:tab/></text:span><text:span text:style-name="T317"><text:tab/>for x in<text:s/></text:span><text:span text:style-name="T318">r.iter_content(chunk_size=5000): # chunk_size –<text:s/></text:span>размер<text:span text:style-name="T319"><text:s/></text:span>записываемого<text:span text:style-name="T320"><text:s/></text:span>куска</text:p>
      <text:p text:style-name="Standard"><text:span text:style-name="T321"><text:tab/></text:span><text:span text:style-name="T322"><text:tab/></text:span><text:span text:style-name="T323"><text:tab/>print(‘</text:span>Кусочек<text:span text:style-name="T324"><text:s/></text:span>записан<text:span text:style-name="T325">’)</text:span></text:p>
      <text:p text:style-name="Standard"><text:span text:style-name="T326"><text:tab/></text:span><text:span text:style-name="T327"><text:tab/></text:span><text:span text:style-name="T328"><text:tab/>file.write(x)<text:s/></text:span>или<text:span text:style-name="T329"><text:s/>file.write(x.decode(‘utf-8’))-</text:span>для<text:span text:style-name="T330"><text:s/></text:span>текста</text:p>
      <text:p text:style-name="P331"/>
      <text:p text:style-name="P332"/>
      <text:p text:style-name="Standard">Можем посмотреть:</text:p>
      <text:p text:style-name="Standard"><text:span text:style-name="T333">r</text:span>.<text:span text:style-name="T334">headers</text:span><text:s/>– заголовки<text:s/><text:span text:style-name="T335">http</text:span><text:s/>ответа</text:p>
      <text:p text:style-name="Standard"><text:span text:style-name="T336">r</text:span>.<text:span text:style-name="T337">status</text:span>_<text:span text:style-name="T338">code</text:span><text:s/>–<text:s/>код<text:s/>статуса</text:p>
      <text:p text:style-name="Standard"><text:span text:style-name="T339">r.requests –<text:s/></text:span>тип запроса</text:p>
      <text:p text:style-name="Standard"/>
      <text:p text:style-name="Standard">Просмотр тела ответа:</text:p>
      <text:p text:style-name="Standard"><text:span text:style-name="T340">r</text:span>.<text:span text:style-name="T341">content</text:span><text:s/>– возвращает значение ответа в байтах</text:p>
      <text:p text:style-name="Standard"><text:span text:style-name="T342">r</text:span>.<text:span text:style-name="T343">text</text:span><text:s/>– байты декодированные в строку</text:p>
      <text:p text:style-name="Standard"><text:span text:style-name="T344">r</text:span>.<text:span text:style-name="T345">json</text:span><text:s/>– превращает ответа в объект<text:s/><text:span text:style-name="T346">json</text:span>, то есть в словарь</text:p>
      <text:p text:style-name="Standard"/>
      <text:p text:style-name="Standard"/>
      <text:p text:style-name="P347"><text:span text:style-name="T348">JSON</text:span><text:span text:style-name="T349">(</text:span><text:span text:style-name="T350">по сути словарь</text:span><text:span text:style-name="T351">)</text:span></text:p>
      <text:p text:style-name="Standard"><text:span text:style-name="T352">Json</text:span>.<text:span text:style-name="T353">load</text:span>() – метод для считывания<text:s/>ФАЙЛА в формате<text:s/><text:span text:style-name="T354">json</text:span></text:p>
      <text:p text:style-name="Standard"><text:span text:style-name="T355">Json</text:span>.<text:span text:style-name="T356">loads</text:span>() – метод для считывания СТРОКИ в формате<text:s/><text:span text:style-name="T357">json</text:span></text:p>
      <text:p text:style-name="Standard"/>
      <text:p text:style-name="Standard"><text:span text:style-name="T358">Json</text:span>.<text:span text:style-name="T359">dump</text:span>() – создает ФАЙЛ в формате<text:s/><text:span text:style-name="T360">json</text:span></text:p>
      <text:p text:style-name="Standard"><text:span text:style-name="T361">Json</text:span>.<text:span text:style-name="T362">dumps</text:span>() – создает СТРОКУ в формате<text:s/><text:span text:style-name="T363">json</text:span></text:p>
      <text:p text:style-name="Standard"/>
      <text:p text:style-name="Standard"/>
      <text:p text:style-name="Standard"/>
      <text:p text:style-name="P364">Beautifulsoup</text:p>
      <text:p text:style-name="P365">(https://www.youtube.com/watch?v=7hn1_t2ZtJQ)</text:p>
      <text:p text:style-name="P366">(http://bs4ru.geekwriter.ru/)</text:p>
      <text:p text:style-name="Standard"/>
      <text:p text:style-name="P367">pip install BeautifulSoup4</text:p>
      <text:p text:style-name="P368">pip install lxml (http://bs4ru.geekwriter.ru/bs4ru.html#parser-installation)<text:tab/><text:s/></text:p>
      <text:p text:style-name="P369"/>
      <text:p text:style-name="Standard"><text:span text:style-name="T370">soup</text:span><text:s/>=<text:s/><text:span text:style-name="T371">BeautifulSoup</text:span>(<text:span text:style-name="T372">q</text:span>, '<text:span text:style-name="T373">lxml</text:span>') –<text:s/>создали<text:s/>объект<text:s/>класса<text:s/><text:span text:style-name="T374">Beatifuksoup</text:span>,<text:s/><text:span text:style-name="T375">q</text:span><text:s/>–<text:s/>открытый<text:s/>ранее<text:s/>файл<text:s/>с<text:s/>кодом<text:s/>странице<text:s/>в<text:s/>.<text:span text:style-name="T376">txt</text:span><text:s/>или<text:s/>просто строка(как вариант<text:s/><text:span text:style-name="T377">r</text:span>.<text:span text:style-name="T378">text</text:span>).<text:s/>‘<text:span text:style-name="T379">lxml</text:span>’ –<text:s/>парсер, с помощью которого мы превращаем файл или строку в дерево объектов<text:s/><text:span text:style-name="T380">python</text:span><text:s/>(парсеры у<text:s/><text:span text:style-name="T381">BS</text:span>4<text:s/>бывают разные, см. ссылку вначале).</text:p>
      <text:p text:style-name="Standard"/>
      <text:p text:style-name="Standard"><text:span text:style-name="T382">h3 = soup.h3</text:span><text:s/>–<text:s/>получаем первый тэг, который начинается с<text:s/><text:span text:style-name="T383">h</text:span>3</text:p>
      <text:p text:style-name="Standard">Вывод:</text:p>
      <text:p text:style-name="P384">&lt;h3 class="EHal"&gt;Сотрудники<text:s/>ФСБ<text:s/>задержали<text:s/>бывшего<text:s/>главу<text:s/>администрации<text:s/>Лебяженского<text:s/>поселения&lt;/h3&gt;</text:p>
      <text:p text:style-name="Standard">Далее можно получить только текст:</text:p>
      <text:p text:style-name="P385">Print(h3.text)</text:p>
      <text:p text:style-name="Standard">Вывод<text:span text:style-name="T386">:</text:span></text:p>
      <text:p text:style-name="P387">Сотрудники<text:s/>ФСБ<text:s/>задержали<text:s/>бывшего<text:s/>главу<text:s/>администрации<text:s/>Лебяженского<text:s/>поселения</text:p>
      <text:p text:style-name="Standard"/>
      <text:p text:style-name="Standard"><text:span text:style-name="T388">soup</text:span>.<text:span text:style-name="T389">find</text:span>(‘<text:span text:style-name="T390">h</text:span>3’)<text:s/>–<text:s/>поиск Первого сверху вниз заголовка с указанным тэгом.</text:p>
      <text:p text:style-name="Standard"><text:span text:style-name="T391">soup</text:span>.<text:span text:style-name="T392">findall</text:span>(‘<text:span text:style-name="T393">h</text:span>3’) –<text:s/>поиск всех указанных заголовков сверху вниз. Выдает ответ списком.</text:p>
      <text:p text:style-name="Standard"/>
      <text:p text:style-name="Standard"><text:span text:style-name="T394">soup</text:span>.<text:span text:style-name="T395">findall</text:span>(&lt;<text:span text:style-name="T396">div</text:span>&gt;,<text:s/><text:span text:style-name="T397">class</text:span>_=”название класса, в котором мы ищем тэг<text:s/><text:span text:style-name="T398">div</text:span>”)<text:s/>–<text:s/>поиск определенного<text:s/>класса<text:s/>в определенном<text:s/>тэге. Получаем не текст, а блок кода целиком В ФОРМАТЕ<text:s/><text:span text:style-name="T399">SOUP</text:span>, а значит можем применять метод текст. (чтобы получить нужную информацию).</text:p>
      <text:p text:style-name="Standard">Можно идти дальше по коду, например:</text:p>
      <text:p text:style-name="Standard"><text:span text:style-name="T400">soup</text:span>.<text:span text:style-name="T401">findall</text:span>(&lt;<text:span text:style-name="T402">div</text:span>&gt;,<text:s/><text:span text:style-name="T403">class</text:span>_=”название класса, в котором мы ищем тэг<text:s/><text:span text:style-name="T404">div</text:span>”).<text:span text:style-name="T405">find</text:span>(‘тэг’, который мы ищем дальше по дереву)</text:p>
      <text:p text:style-name="Standard"/>
      <text:p text:style-name="Standard">Также можно в параметрах передавать словарь:</text:p>
      <text:p text:style-name="Standard"/>
      <text:p text:style-name="Standard"><text:span text:style-name="T406">soup</text:span><text:span text:style-name="T407">.</text:span><text:span text:style-name="T408">findall</text:span><text:span text:style-name="T409">(&lt;</text:span><text:span text:style-name="T410">div</text:span><text:span text:style-name="T411">&gt;, {“</text:span><text:span text:style-name="T412">class</text:span><text:span text:style-name="T413">”=”</text:span><text:span text:style-name="T414">user</text:span><text:span text:style-name="T415">__</text:span><text:span text:style-name="T416">name</text:span><text:span text:style-name="T417">”, “</text:span><text:span text:style-name="T418">id</text:span><text:span text:style-name="T419">”:”</text:span><text:span text:style-name="T420">aaa</text:span><text:span text:style-name="T421">”).</text:span><text:span text:style-name="T422">find</text:span><text:span text:style-name="T423">(‘</text:span>тэг<text:span text:style-name="T424">’,<text:s/></text:span>который<text:span text:style-name="T425"><text:s/></text:span>мы<text:span text:style-name="T426"><text:s/></text:span>ищем<text:span text:style-name="T427">)</text:span></text:p>
      <text:p text:style-name="Standard">(удобство в том, что можно передать еще один параметр,<text:s/>например<text:s/><text:span text:style-name="T428">id</text:span>)</text:p>
      <text:p text:style-name="Standard"/>
      <text:p text:style-name="Standard"/>
      <text:p text:style-name="Standard"><text:span text:style-name="T429">2<text:s/></text:span>способа спарсить ссылки:</text:p>
      <text:p text:style-name="Standard"/>
      <text:list text:style-name="LFO5" text:continue-numbering="true">
        <text:list-item>
          <text:p text:style-name="P430">Можно идти по дереву как в примерах, указанных выше.</text:p>
        </text:list-item>
        <text:list-item>
          <text:p text:style-name="P431">Забираем все ссылки, которые есть на странице:<text:s/><text:span text:style-name="T432">all</text:span><text:s/>=<text:s/><text:span text:style-name="T433">soup</text:span>.<text:span text:style-name="T434">findall</text:span>(‘<text:span text:style-name="T435">a</text:span>’)</text:p>
        </text:list-item>
      </text:list>
      <text:p text:style-name="P436"/>
      <text:p text:style-name="Standard"/>
      <text:p text:style-name="Standard"/>
      <text:p text:style-name="Standard">ЧТОБЫ ЗАБИРАТЬ ССЫЛКУ НУЖНО ИСПОЛЬЗОВАТЬ МЕТОД<text:s/><text:span text:style-name="T437">GET</text:span><text:span text:style-name="T438">()</text:span><text:span text:style-name="T439">, В КОТОРУЮ В КАЧЕСТВЕ ПАРАМЕТРА ПЕРЕДАЕМ<text:s/></text:span><text:span text:style-name="T440">‘</text:span><text:span text:style-name="T441">href</text:span><text:span text:style-name="T442">’:</text:span></text:p>
      <text:p text:style-name="P443">Ssilki = all.get(‘href’)</text:p>
      <text:p text:style-name="Standard">Вытаскиваем информацию от тэга. Это нужно когда родитель тэга не имеет<text:s/><text:span text:style-name="T444">class</text:span>.</text:p>
      <text:p text:style-name="Standard">Тогда мы ищем родительский класс и вытаскиваем кусок кода, начиная от родителя.</text:p>
      <text:p text:style-name="Standard"/>
      <text:p text:style-name="P445">P<text:s/>= soup.find(class_=’post__text’).find_parent()</text:p>
      <text:p text:style-name="P446"/>
      <text:p text:style-name="Standard"><text:span text:style-name="T447">P</text:span><text:span text:style-name="T448"><text:s/>=<text:s/></text:span><text:span text:style-name="T449">soup.find(class_=’post__text’).</text:span><text:span text:style-name="T450">find_next_sibling()</text:span><text:span text:style-name="T451"><text:s/></text:span><text:span text:style-name="T452">–<text:s/></text:span><text:span text:style-name="T453">возвращает</text:span><text:span text:style-name="T454"><text:s/></text:span><text:span text:style-name="T455">блок</text:span><text:span text:style-name="T456"><text:s/></text:span><text:span text:style-name="T457">ниже</text:span><text:span text:style-name="T458"><text:s/></text:span><text:span text:style-name="T459">и</text:span><text:span text:style-name="T460"><text:s/></text:span><text:span text:style-name="T461">выше</text:span><text:span text:style-name="T462"><text:s/></text:span><text:span text:style-name="T463">указанного</text:span><text:span text:style-name="T464"><text:s/>classa</text:span></text:p>
      <text:p text:style-name="P465"/>
      <text:p text:style-name="Standard"><text:span text:style-name="T466">P</text:span><text:span text:style-name="T467"><text:s/>= soup.find(class_=’post__text’).find_previous_sibling()<text:s/></text:span><text:span text:style-name="T468">–<text:s/></text:span><text:span text:style-name="T469">возвращает</text:span><text:span text:style-name="T470"><text:s/></text:span><text:span text:style-name="T471">блок</text:span><text:span text:style-name="T472"><text:s/></text:span><text:span text:style-name="T473">ниже</text:span><text:span text:style-name="T474"><text:s/></text:span><text:span text:style-name="T475">указанного</text:span><text:span text:style-name="T476"><text:s/>classa</text:span></text:p>
      <text:p text:style-name="P477"/>
      <text:p text:style-name="Standard"><text:span text:style-name="T478">Поиск текста в коде</text:span><text:span text:style-name="T479"><text:s/>(здесь используются регулярные выражения и модуль<text:s/></text:span><text:span text:style-name="T480">re</text:span><text:span text:style-name="T481">)</text:span></text:p>
      <text:p text:style-name="P482"/>
      <text:p text:style-name="Standard"><text:span text:style-name="T483">S</text:span><text:span text:style-name="T484">oup.find(</text:span><text:span text:style-name="T485">‘a’, text=re.compile(‘[</text:span><text:span text:style-name="T486">Оо</text:span><text:span text:style-name="T487">]</text:span><text:span text:style-name="T488">дежда</text:span><text:span text:style-name="T489">’)</text:span><text:span text:style-name="T490">)</text:span></text:p>
      <text:p text:style-name="P491"/>
      <text:p text:style-name="P492"/>
      <text:p text:style-name="P493"/>
      <text:p text:style-name="P494"/>
      <text:p text:style-name="P495"/>
      <text:p text:style-name="P4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ystem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default-outline-level="2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8pt" style:font-size-asian="18pt" style:font-size-complex="18pt" style:language-asian="ru" style:country-asian="RU" style:language-complex="ar" style:country-complex="SA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2" text:style-name="WW_CharLFO1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2" text:style-name="WW_CharLFO2LVL2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2-03-18T08:26:00Z</meta:creation-date>
    <dc:date>2022-04-13T14:05:00Z</dc:date>
    <meta:template xlink:href="Normal" xlink:type="simple"/>
    <meta:editing-cycles>9</meta:editing-cycles>
    <meta:editing-duration>PT130740S</meta:editing-duration>
    <meta:document-statistic meta:page-count="1" meta:paragraph-count="19" meta:word-count="1471" meta:character-count="9842" meta:row-count="69" meta:non-whitespace-character-count="8390"/>
  </office:meta>
</office:document-meta>
</file>